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oWebSocketExtensionAdapter.StandardToWebSocketExtensionAdapter( Extension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WebSocketExtensionAdapter.initParameters( Extension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